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9T18:03:40.41">
            <text:p>2019/10/29 18:0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6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9T18:03:40.51">
            <text:p>2019/10/29 18:0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8)">
            <text:p>sn(368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9">
            <text:p>19</text:p>
          </table:table-cell>
          <table:table-cell table:style-name="ce65" office:value-type="string">
            <text:p>other</text:p>
          </table:table-cell>
          <table:table-cell table:style-name="ce67" table:formula="of:=COUNTIF(range_genre;[.M20])" office:value-type="float" office:value="4">
            <text:p>4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9">
            <text:p>3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2p;1s,add,em=p1;2s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8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1">
            <text:p>3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4.n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5">
            <text:p>36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flamenco,em=patt-7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6">
            <text:p>3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for=右指、速弾き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8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8">
            <text:p>3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7">
            <text:p>36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et-4~v-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2">
            <text:p>3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.n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45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8">
            <text:p>36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theme=tapping,em=p4;s1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3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4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7">
            <text:p>3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0">
            <text:p>3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-multi-string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315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3">
            <text:p>36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4">
            <text:p>36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2;s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6">
            <text:p>36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;patt-1(2)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9T18:03:40.9">
            <text:p>2019/10/29 18:0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2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2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42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3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3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3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3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64.035cm" draw:caption-point-x="-1.353cm" draw:caption-point-y="2.5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55];6;2)" office:value-type="string" office:string-value="09">
            <text:p>09</text:p>
          </table:table-cell>
          <table:table-cell table:formula="of:=MID([.F45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55];[.I455];&quot;-&quot;;LEFT([.G4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8)">
            <text:p>sn(368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9T18:03:41.02">
            <text:p>2019/10/29 18:0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2cm" draw:caption-point-x="-1.353cm" draw:caption-point-y="2.3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72cm" draw:caption-point-x="-0.672cm" draw:caption-point-y="0.264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9T18:03:41.14">
            <text:p>2019/10/29 18:0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8cm" draw:caption-point-x="-1.353cm" draw:caption-point-y="2.3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8)">
            <text:p>sn(368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9T18:03:41.24">
            <text:p>2019/10/29 18:0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2cm" draw:caption-point-x="-1.353cm" draw:caption-point-y="2.3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9T18:03:41.34">
            <text:p>2019/10/29 18:0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1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1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/10/29</text:date>, <text:time>18:03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9T18:03:39.76</dc:date>
    <dc:creator>iwabuchi ken</dc:creator>
    <meta:editing-duration>P3DT13H53M45S</meta:editing-duration>
    <meta:editing-cycles>380</meta:editing-cycles>
    <meta:generator>OpenOffice/4.1.3$Win32 OpenOffice.org_project/413m1$Build-9783</meta:generator>
    <meta:document-statistic meta:table-count="7" meta:cell-count="6260" meta:object-count="0"/>
    <meta:user-defined meta:name="sheets-banding"/>
    <meta:user-defined meta:name="sheets-original-selection"/>
  </office:meta>
</office:document-meta>
</file>